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weight="normal" officeooo:rsid="007fa43d" officeooo:paragraph-rsid="007fa43d" style:font-weight-asian="normal" style:font-weight-complex="normal"/>
    </style:style>
    <style:style style:name="P2" style:family="paragraph" style:parent-style-name="Text_20_body">
      <style:text-properties fo:language="en" fo:country="US" fo:font-weight="normal" officeooo:rsid="008083c2" officeooo:paragraph-rsid="008083c2" style:font-weight-asian="normal" style:font-weight-complex="normal"/>
    </style:style>
    <style:style style:name="P3" style:family="paragraph" style:parent-style-name="Text_20_body">
      <style:text-properties fo:language="en" fo:country="US" fo:font-weight="normal" officeooo:rsid="0082a65a" officeooo:paragraph-rsid="0082a65a" style:font-weight-asian="normal" style:font-weight-complex="normal"/>
    </style:style>
    <style:style style:name="P4" style:family="paragraph" style:parent-style-name="Text_20_body">
      <style:text-properties fo:language="en" fo:country="US" fo:font-weight="normal" officeooo:rsid="00866a71" officeooo:paragraph-rsid="00866a71" style:font-weight-asian="normal" style:font-weight-complex="normal"/>
    </style:style>
    <style:style style:name="P5" style:family="paragraph" style:parent-style-name="Text_20_body">
      <style:text-properties fo:language="en" fo:country="US" fo:font-weight="normal" officeooo:rsid="008083c2" officeooo:paragraph-rsid="008083c2" style:font-weight-asian="normal" style:font-weight-complex="normal"/>
    </style:style>
    <style:style style:name="P6" style:family="paragraph" style:parent-style-name="Text_20_body" style:list-style-name="L1">
      <style:text-properties fo:language="en" fo:country="US" fo:font-weight="normal" officeooo:rsid="008083c2" officeooo:paragraph-rsid="008083c2" style:font-weight-asian="normal" style:font-weight-complex="normal"/>
    </style:style>
    <style:style style:name="P7" style:family="paragraph" style:parent-style-name="Text_20_body" style:list-style-name="L2">
      <style:text-properties fo:language="en" fo:country="US" fo:font-weight="normal" officeooo:rsid="008083c2" officeooo:paragraph-rsid="008083c2" style:font-weight-asian="normal" style:font-weight-complex="normal"/>
    </style:style>
    <style:style style:name="P8" style:family="paragraph" style:parent-style-name="Text_20_body" style:list-style-name="L1">
      <style:text-properties fo:language="en" fo:country="US" fo:font-weight="normal" officeooo:rsid="00821b92" officeooo:paragraph-rsid="00821b92" style:font-weight-asian="normal" style:font-weight-complex="normal"/>
    </style:style>
    <style:style style:name="P9" style:family="paragraph" style:parent-style-name="Text_20_body" style:list-style-name="L2">
      <style:text-properties fo:language="en" fo:country="US" fo:font-weight="normal" officeooo:rsid="00821b92" officeooo:paragraph-rsid="00821b92" style:font-weight-asian="normal" style:font-weight-complex="normal"/>
    </style:style>
    <style:style style:name="P10" style:family="paragraph" style:parent-style-name="Text_20_body" style:list-style-name="L3">
      <style:text-properties fo:language="en" fo:country="US" fo:font-weight="normal" officeooo:rsid="007fe05a" officeooo:paragraph-rsid="007fe05a" style:font-weight-asian="normal" style:font-weight-complex="normal"/>
    </style:style>
    <style:style style:name="P11" style:family="paragraph" style:parent-style-name="Text_20_body" style:list-style-name="L4">
      <style:text-properties fo:language="en" fo:country="US" fo:font-weight="normal" officeooo:rsid="0087eac0" officeooo:paragraph-rsid="0087eac0" style:font-weight-asian="normal" style:font-weight-complex="normal"/>
    </style:style>
    <style:style style:name="P12" style:family="paragraph" style:parent-style-name="Text_20_body" style:list-style-name="L4">
      <style:text-properties fo:language="en" fo:country="US" fo:font-weight="normal" officeooo:rsid="00836ecd" officeooo:paragraph-rsid="00836ecd" style:font-weight-asian="normal" style:font-weight-complex="normal"/>
    </style:style>
    <style:style style:name="P13" style:family="paragraph" style:parent-style-name="Text_20_body" style:list-style-name="L4">
      <style:text-properties fo:language="en" fo:country="US" fo:font-weight="normal" officeooo:rsid="0082a65a" officeooo:paragraph-rsid="0082a65a" style:font-weight-asian="normal" style:font-weight-complex="normal"/>
    </style:style>
    <style:style style:name="P14" style:family="paragraph" style:parent-style-name="Text_20_body" style:list-style-name="L4">
      <style:text-properties fo:language="en" fo:country="US" fo:font-weight="normal" officeooo:rsid="0082a65a" officeooo:paragraph-rsid="0084da72" style:font-weight-asian="normal" style:font-weight-complex="normal"/>
    </style:style>
    <style:style style:name="P15" style:family="paragraph" style:parent-style-name="Text_20_body" style:list-style-name="L4">
      <style:text-properties fo:language="en" fo:country="US" fo:font-weight="normal" officeooo:rsid="008a8ddb" officeooo:paragraph-rsid="008a8ddb" style:font-weight-asian="normal" style:font-weight-complex="normal"/>
    </style:style>
    <style:style style:name="P16" style:family="paragraph" style:parent-style-name="Text_20_body" style:list-style-name="L4">
      <style:text-properties fo:language="en" fo:country="US" fo:font-weight="normal" officeooo:rsid="008a98fc" officeooo:paragraph-rsid="008a98fc" style:font-weight-asian="normal" style:font-weight-complex="normal"/>
    </style:style>
    <style:style style:name="P17" style:family="paragraph" style:parent-style-name="Text_20_body" style:list-style-name="L4">
      <style:text-properties fo:language="en" fo:country="US" fo:font-weight="normal" officeooo:rsid="008bdd02" officeooo:paragraph-rsid="008bdd02" style:font-weight-asian="normal" style:font-weight-complex="normal"/>
    </style:style>
    <style:style style:name="P18" style:family="paragraph" style:parent-style-name="Text_20_body" style:list-style-name="L4">
      <style:text-properties fo:language="en" fo:country="US" fo:font-weight="normal" officeooo:rsid="008332a7" officeooo:paragraph-rsid="008332a7" style:font-weight-asian="normal" style:font-weight-complex="normal"/>
    </style:style>
    <style:style style:name="P19" style:family="paragraph" style:parent-style-name="Text_20_body">
      <style:text-properties fo:language="en" fo:country="US" fo:font-weight="normal" officeooo:rsid="008332a7" officeooo:paragraph-rsid="008332a7" style:font-weight-asian="normal" style:font-weight-complex="normal"/>
    </style:style>
    <style:style style:name="P20" style:family="paragraph" style:parent-style-name="Text_20_body" style:list-style-name="L5">
      <style:text-properties fo:language="en" fo:country="US" fo:font-weight="normal" officeooo:rsid="007fa43d" officeooo:paragraph-rsid="007fa43d" style:font-weight-asian="normal" style:font-weight-complex="normal"/>
    </style:style>
    <style:style style:name="P21" style:family="paragraph" style:parent-style-name="Text_20_body">
      <style:text-properties fo:language="en" fo:country="US" fo:font-weight="normal" officeooo:rsid="0091a9da" officeooo:paragraph-rsid="0091a9da" style:font-weight-asian="normal" style:font-weight-complex="normal"/>
    </style:style>
    <style:style style:name="P22" style:family="paragraph" style:parent-style-name="Text_20_body" style:list-style-name="L4">
      <style:text-properties fo:language="en" fo:country="US" fo:font-weight="normal" officeooo:rsid="0093ac79" officeooo:paragraph-rsid="0093ac79" style:font-weight-asian="normal" style:font-weight-complex="normal"/>
    </style:style>
    <style:style style:name="P23" style:family="paragraph" style:parent-style-name="Text_20_body" style:list-style-name="L4">
      <style:text-properties fo:language="en" fo:country="US" fo:font-weight="normal" officeooo:rsid="009592a9" officeooo:paragraph-rsid="009592a9" style:font-weight-asian="normal" style:font-weight-complex="normal"/>
    </style:style>
    <style:style style:name="P24" style:family="paragraph" style:parent-style-name="Text_20_body" style:list-style-name="L4">
      <style:text-properties fo:language="en" fo:country="US" fo:font-weight="normal" officeooo:rsid="00979234" officeooo:paragraph-rsid="00979234" style:font-weight-asian="normal" style:font-weight-complex="normal"/>
    </style:style>
    <style:style style:name="P25" style:family="paragraph" style:parent-style-name="Text_20_body" style:list-style-name="L1">
      <style:text-properties fo:language="en" fo:country="US" officeooo:rsid="008083c2" officeooo:paragraph-rsid="008083c2"/>
    </style:style>
    <style:style style:name="P26" style:family="paragraph" style:parent-style-name="Text_20_body" style:list-style-name="L1">
      <style:text-properties fo:language="en" fo:country="US" officeooo:paragraph-rsid="008083c2"/>
    </style:style>
    <style:style style:name="P27" style:family="paragraph" style:parent-style-name="Text_20_body" style:list-style-name="L1">
      <style:text-properties fo:language="en" fo:country="US" officeooo:rsid="0080b9d8" officeooo:paragraph-rsid="0080b9d8"/>
    </style:style>
    <style:style style:name="P28" style:family="paragraph" style:parent-style-name="Text_20_body" style:list-style-name="L3">
      <style:text-properties fo:language="en" fo:country="US" officeooo:rsid="00821b92" officeooo:paragraph-rsid="00821b92"/>
    </style:style>
    <style:style style:name="P29" style:family="paragraph" style:parent-style-name="Text_20_body" style:list-style-name="L3">
      <style:text-properties fo:language="en" fo:country="US" officeooo:paragraph-rsid="007fa43d"/>
    </style:style>
    <style:style style:name="P30" style:family="paragraph" style:parent-style-name="Text_20_body" style:list-style-name="L3">
      <style:text-properties fo:language="en" fo:country="US" officeooo:rsid="007fe05a" officeooo:paragraph-rsid="007fe05a"/>
    </style:style>
    <style:style style:name="T1" style:family="text">
      <style:text-properties fo:font-style="italic" fo:font-weight="normal" officeooo:rsid="011928fb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7fa43d" style:font-weight-asian="normal" style:font-weight-complex="normal"/>
    </style:style>
    <style:style style:name="T5" style:family="text">
      <style:text-properties fo:font-weight="normal" officeooo:rsid="007fe05a" style:font-weight-asian="normal" style:font-weight-complex="normal"/>
    </style:style>
    <style:style style:name="T6" style:family="text">
      <style:text-properties fo:font-weight="normal" officeooo:rsid="008083c2" style:font-weight-asian="normal" style:font-weight-complex="normal"/>
    </style:style>
    <style:style style:name="T7" style:family="text">
      <style:text-properties fo:font-weight="normal" officeooo:rsid="0080b9d8" style:font-weight-asian="normal" style:font-weight-complex="normal"/>
    </style:style>
    <style:style style:name="T8" style:family="text">
      <style:text-properties fo:font-weight="normal" officeooo:rsid="00821b92" style:font-weight-asian="normal" style:font-weight-complex="normal"/>
    </style:style>
    <style:style style:name="T9" style:family="text">
      <style:text-properties fo:font-weight="normal" officeooo:rsid="0084da72" style:font-weight-asian="normal" style:font-weight-complex="normal"/>
    </style:style>
    <style:style style:name="T10" style:family="text">
      <style:text-properties officeooo:rsid="0080b9d8"/>
    </style:style>
    <style:style style:name="T11" style:family="text">
      <style:text-properties officeooo:rsid="00821b92"/>
    </style:style>
    <style:style style:name="T12" style:family="text">
      <style:text-properties officeooo:rsid="0084da72"/>
    </style:style>
    <style:style style:name="T13" style:family="text">
      <style:text-properties officeooo:rsid="00866a71"/>
    </style:style>
    <style:style style:name="T14" style:family="text">
      <style:text-properties officeooo:rsid="0087eac0"/>
    </style:style>
    <style:style style:name="T15" style:family="text">
      <style:text-properties officeooo:rsid="0089620b"/>
    </style:style>
    <style:style style:name="T16" style:family="text">
      <style:text-properties officeooo:rsid="008e41f4"/>
    </style:style>
    <style:style style:name="T17" style:family="text">
      <style:text-properties officeooo:rsid="008f8056"/>
    </style:style>
    <style:style style:name="T18" style:family="text">
      <style:text-properties officeooo:rsid="00914d9c"/>
    </style:style>
    <style:style style:name="T19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<text:span text:style-name="T11">Quality Assurance of the South African Coastal Temperature Network data</text:span></text:p>
      <text:p text:style-name="P2">Current state of knowledge</text:p>
      <text:list xml:id="list7843519990390929263" text:style-name="L1">
        <text:list-item>
          <text:p text:style-name="P6">Good global coverage of open ocean both spatially and temporally</text:p>
        </text:list-item>
        <text:list-item>
          <text:p text:style-name="P26"><text:span text:style-name="T6">SST data do not necessarily represent the nearshore temperature domain, </text:span><text:span text:style-name="T7">this is due to localized processes</text:span></text:p>
        </text:list-item>
        <text:list-item>
          <text:p text:style-name="P27"><text:span text:style-name="T6">W</text:span><text:span text:style-name="T3">hy is the nearshore important? Human interaction and ecoystems services, nursery for important commercial species, kelp systems</text:span></text:p>
        </text:list-item>
        <text:list-item>
          <text:p text:style-name="P8">What is currently being done to collect data in the nearshore, highlight the effort to address the paucity of data</text:p>
        </text:list-item>
        <text:list-item>
          <text:p text:style-name="P25"><text:span text:style-name="T1">in situ</text:span><text:span text:style-name="T3"> coastal data records and the SACTN </text:span><text:span text:style-name="T8">(table of data available)</text:span></text:p>
        </text:list-item>
      </text:list>
      <text:p text:style-name="P2">Problem statement</text:p>
      <text:list xml:id="list3433535963895672778" text:style-name="L2">
        <text:list-item>
          <text:p text:style-name="P7">Nearshore processes more complex than shelf and beyond the optical resolution of satellite temperature sensors <text:span text:style-name="T10">(e.g. robokelp data, unpublished)</text:span></text:p>
        </text:list-item>
        <text:list-item>
          <text:p text:style-name="P9">Difficult to collect nearshore data, multiple methods and institutions</text:p>
        </text:list-item>
      </text:list>
      <text:p text:style-name="P1">Aims and Objectives</text:p>
      <text:list xml:id="list39072869476125717" text:style-name="L3">
        <text:list-item>
          <text:p text:style-name="P29"><text:span text:style-name="T4">QC &amp; </text:span><text:span text:style-name="T5">QA</text:span><text:span text:style-name="T4"> of the SACTN data series</text:span></text:p>
          <text:list>
            <text:list-item>
              <text:p text:style-name="P30"><text:span text:style-name="T4">Q</text:span><text:span text:style-name="T3">C series analysis wrt outliers, spikes and break points</text:span></text:p>
            </text:list-item>
            <text:list-item>
              <text:p text:style-name="P10">QA comparison with SST products (AVHRR, MUR, MWIR, CMC L4, OISST)</text:p>
            </text:list-item>
          </text:list>
        </text:list-item>
        <text:list-item>
          <text:p text:style-name="P28"><text:span text:style-name="T3">Climatologies, </text:span><text:span text:style-name="T9">monthly and annual</text:span></text:p>
        </text:list-item>
        <text:list-item>
          <text:p text:style-name="P10">Description and contextualization with offshore patterns and trends</text:p>
        </text:list-item>
      </text:list>
      <text:p text:style-name="P1">Methods</text:p>
      <text:list xml:id="list2883092714564646375" text:style-name="L4">
        <text:list-item>
          <text:p text:style-name="P24">SACTN data collection/description</text:p>
        </text:list-item>
        <text:list-item>
          <text:p text:style-name="P11">Data flagging spikes and outliers</text:p>
          <text:list>
            <text:list-item>
              <text:p text:style-name="P12">Less than 1% <text:span text:style-name="T12">flagged with 3x sd</text:span></text:p>
            </text:list-item>
          </text:list>
        </text:list-item>
        <text:list-item>
          <text:p text:style-name="P13"><text:s/><text:span text:style-name="T13">Data flagging breakpoints</text:span></text:p>
          <text:list>
            <text:list-item>
              <text:p text:style-name="P14"><text:span text:style-name="T14">Data screening - S</text:span>elect sufficiently long <text:span text:style-name="T12">periods with &lt; 1 year contiguous missing data</text:span></text:p>
            </text:list-item>
            <text:list-item>
              <text:p text:style-name="P13"><text:span text:style-name="T14">Data-preprocessing - </text:span>Interpolate missing values <text:span text:style-name="T12">(untested over contiguous NA regions, table of interpolated proportions)</text:span></text:p>
            </text:list-item>
            <text:list-item>
              <text:p text:style-name="P11"><text:span text:style-name="T16">Data-preprocessing</text:span> – K-means clustering on normalized mean, min, max and sd <text:span text:style-name="T15">(6 clusters), (figure, assurance by overlaying on clustered SST band)</text:span></text:p>
            </text:list-item>
            <text:list-item>
              <text:p text:style-name="P15">Population distribution parameters for each cluster’s year-on-year month change</text:p>
            </text:list-item>
            <text:list-item>
              <text:p text:style-name="P15">Probability of year-on-year month change being from the <text:span text:style-name="T17">population</text:span> distribution (strictly speaking should by a leave-one-out approach)</text:p>
            </text:list-item>
            <text:list-item>
              <text:p text:style-name="P16">Comparison of the before/after distributions mean and sd for shift in series</text:p>
            </text:list-item>
          </text:list>
        </text:list-item>
        <text:list-item>
          <text:p text:style-name="P17">Monthly climatologies of in situ vs SST</text:p>
          <text:list>
            <text:list-item>
              <text:p text:style-name="P23">Description of SST data</text:p>
            </text:list-item>
            <text:list-item>
              <text:p text:style-name="P22">Calculation of climatologies</text:p>
            </text:list-item>
          </text:list>
        </text:list-item>
        <text:list-item>
          <text:p text:style-name="P17"/>
        </text:list-item>
        <text:list-item>
          <text:p text:style-name="P18">Format of data file</text:p>
        </text:list-item>
      </text:list>
      <text:p text:style-name="P19"/>
      <text:p text:style-name="P21">Results</text:p>
      <text:p text:style-name="P21"/>
      <text:p text:style-name="P21">Discussion</text:p>
      <text:p text:style-name="P21"/>
      <text:p text:style-name="P4">Conclusion</text:p>
      <text:p text:style-name="P3"/>
      <text:p text:style-name="P4">Future Quality <text:span text:style-name="T18">Control</text:span> and Validation</text:p>
      <text:p text:style-name="P3"/>
      <text:p text:style-name="P1">Figures</text:p>
      <text:list xml:id="list1365558345928653817" text:style-name="L5">
        <text:list-item>
          <text:p text:style-name="P20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.199cm" fo:margin-bottom="0cm" loext:contextual-spacing="false"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cm" fo:margin-bottom="0.4cm" loext:contextual-spacing="false" style:shadow="none"/>
      <style:text-properties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353cm" fo:margin-bottom="0.212cm" loext:contextual-spacing="false" fo:text-align="start" style:justify-single-word="false" style:page-number="auto" style:shadow="none" text:number-lines="true" text:line-number="0"/>
      <style:text-properties fo:font-size="12pt" style:text-underline-style="solid" style:text-underline-width="auto" style:text-underline-color="font-color" fo:font-weight="bold" fo:background-color="transparent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ormatvorlage_20_Zeilenabstand_3a__20__20_15_20_Zeilen" style:display-name="Formatvorlage Zeilenabstand:  15 Zeilen" style:family="paragraph" style:parent-style-name="Standard">
      <style:paragraph-properties fo:margin-top="0cm" fo:margin-bottom="0.423cm" loext:contextual-spacing="false" fo:line-height="150%" fo:text-align="justify" style:justify-single-word="false"/>
      <style:text-properties fo:font-size="12pt" style:font-size-asian="12pt" style:font-size-complex="10pt"/>
    </style:style>
    <style:style style:name="Vertical_20_Up" style:display-name="Vertical Up" style:family="paragraph" style:parent-style-name="Table_20_Contents">
      <style:paragraph-properties fo:text-align="center" style:justify-single-word="false"/>
      <style:text-properties fo:font-size="8pt" fo:font-weight="bold" officeooo:rsid="001bf74c" style:font-size-asian="8pt" style:font-weight-asian="bold" style:font-size-complex="8pt" style:font-weight-complex="bold"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3:28:34.143998804</meta:creation-date>
    <meta:editing-duration>PT6H44M16S</meta:editing-duration>
    <meta:editing-cycles>11</meta:editing-cycles>
    <meta:generator>LibreOffice/5.1.6.2$Linux_X86_64 LibreOffice_project/10m0$Build-2</meta:generator>
    <dc:title>my Notes</dc:title>
    <meta:initial-creator>Robert Williamson</meta:initial-creator>
    <dc:date>2018-06-27T14:40:38.097078213</dc:date>
    <meta:document-statistic meta:table-count="0" meta:image-count="0" meta:object-count="0" meta:page-count="1" meta:paragraph-count="38" meta:word-count="323" meta:character-count="2087" meta:non-whitespace-character-count="1826"/>
    <meta:template xlink:type="simple" xlink:actuate="onRequest" xlink:title="my Notes" xlink:href="../../../.config/libreoffice/4/user/template/my%20Notes1.ott" meta:date="2018-06-26T13:28:32.459608878"/>
  </office:meta>
</office:document-meta>
</file>